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gr9" style:family="graphic" style:parent-style-name="standard">
      <style:graphic-properties draw:stroke="none" svg:stroke-color="#000000" draw:fill="none" draw:fill-color="#ffffff" fo:min-height="0.25cm"/>
    </style:style>
    <style:style style:name="gr10" style:family="graphic" style:parent-style-name="standard">
      <style:graphic-properties draw:stroke="none" svg:stroke-color="#000000" draw:fill="none" draw:fill-color="#ffffff" fo:min-height="0.0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cm" svg:height="2.075cm" svg:x="1.2cm" svg:y="4.025cm">
          <draw:image xlink:href="../../../../../../../Applications/LibreOffice.app/Contents/MacOS/../share/gallery/computers/Folder07-OpenManilla.png" xlink:type="simple" xlink:show="embed" xlink:actuate="onLoad">
            <text:p/>
          </draw:image>
        </draw:frame>
        <draw:frame draw:style-name="gr1" draw:text-style-name="P1" draw:layer="layout" svg:width="1.696cm" svg:height="2.1cm" svg:x="1.404cm" svg:y="7.6cm">
          <draw:image xlink:href="../../../../../../../Applications/LibreOffice.app/Contents/MacOS/../share/gallery/computers/Database.png" xlink:type="simple" xlink:show="embed" xlink:actuate="onLoad">
            <text:p/>
          </draw:image>
        </draw:frame>
        <draw:frame draw:style-name="gr1" draw:text-style-name="P1" draw:layer="layout" svg:width="7.7cm" svg:height="3.271cm" svg:x="3.2cm" svg:y="3.9cm">
          <draw:image xlink:href="../../../../../../../Applications/LibreOffice.app/Contents/MacOS/../share/gallery/diagrams/Process01-Blue.png" xlink:type="simple" xlink:show="embed" xlink:actuate="onLoad">
            <text:p/>
          </draw:image>
        </draw:frame>
        <draw:frame draw:style-name="gr1" draw:text-style-name="P1" draw:layer="layout" svg:width="7cm" svg:height="2.8cm" svg:x="3.9cm" svg:y="7.6cm">
          <draw:image xlink:href="../../../../../../../Applications/LibreOffice.app/Contents/MacOS/../share/gallery/arrows/A13-Arrow-Gray-Right.png" xlink:type="simple" xlink:show="embed" xlink:actuate="onLoad">
            <text:p/>
          </draw:image>
        </draw:frame>
        <draw:frame draw:style-name="gr1" draw:text-style-name="P1" draw:layer="layout" svg:width="9.89cm" svg:height="8.4cm" svg:x="10.7cm" svg:y="2.8cm">
          <draw:image xlink:href="../../../../../../../Applications/LibreOffice.app/Contents/MacOS/../share/gallery/diagrams/Process07-Blue.png" xlink:type="simple" xlink:show="embed" xlink:actuate="onLoad">
            <text:p/>
          </draw:image>
        </draw:frame>
        <draw:frame draw:style-name="gr2" draw:layer="layout" svg:width="1.488cm" svg:height="0.962cm" svg:x="3.712cm" svg:y="5cm">
          <draw:text-box>
            <text:p>xsd</text:p>
          </draw:text-box>
        </draw:frame>
        <draw:frame draw:style-name="gr2" draw:layer="layout" svg:width="1.349cm" svg:height="0.962cm" svg:x="5.6cm" svg:y="5cm">
          <draw:text-box>
            <text:p>ext</text:p>
          </draw:text-box>
        </draw:frame>
        <draw:frame draw:style-name="gr3" draw:text-style-name="P2" draw:layer="layout" svg:width="2.5cm" svg:height="0.8cm" svg:x="1.5cm" svg:y="5.8cm">
          <draw:text-box>
            <text:p text:style-name="P2"><text:span text:style-name="T1">Dwc-A</text:span></text:p>
          </draw:text-box>
        </draw:frame>
        <draw:frame draw:style-name="gr3" draw:text-style-name="P3" draw:layer="layout" svg:width="2.5cm" svg:height="1.661cm" svg:x="1.1cm" svg:y="9.539cm">
          <draw:text-box>
            <text:p text:style-name="P3"><text:span text:style-name="T1">User defined source</text:span></text:p>
          </draw:text-box>
        </draw:frame>
        <draw:line draw:style-name="gr4" draw:text-style-name="P1" draw:layer="layout" svg:x1="3.4cm" svg:y1="1.3cm" svg:x2="3.4cm" svg:y2="11.5cm">
          <text:p/>
        </draw:line>
        <draw:line draw:style-name="gr4" draw:text-style-name="P1" draw:layer="layout" svg:x1="10.7cm" svg:y1="1.3cm" svg:x2="10.9cm" svg:y2="11.7cm">
          <text:p/>
        </draw:line>
        <draw:frame draw:style-name="gr5" draw:text-style-name="P4" draw:layer="layout" svg:width="2.6cm" svg:height="0.962cm" svg:x="1cm" svg:y="1.138cm">
          <draw:text-box>
            <text:p text:style-name="P4"><text:span text:style-name="T2">Source</text:span></text:p>
          </draw:text-box>
        </draw:frame>
        <draw:frame draw:style-name="gr6" draw:text-style-name="P4" draw:layer="layout" svg:width="6.3cm" svg:height="1.1cm" svg:x="3.3cm" svg:y="1.2cm">
          <draw:text-box>
            <text:p text:style-name="P4"><text:span text:style-name="T2">Structure Validation</text:span></text:p>
          </draw:text-box>
        </draw:frame>
        <draw:frame draw:style-name="gr6" draw:text-style-name="P4" draw:layer="layout" svg:width="6.3cm" svg:height="1.673cm" svg:x="10.6cm" svg:y="1.2cm">
          <draw:text-box>
            <text:p text:style-name="P4"><text:span text:style-name="T2">Content Validation Chain</text:span></text:p>
          </draw:text-box>
        </draw:frame>
        <draw:frame draw:style-name="gr7" draw:text-style-name="P2" draw:layer="layout" svg:width="2.8cm" svg:height="0.721cm" svg:x="11cm" svg:y="7.779cm">
          <draw:text-box>
            <text:p text:style-name="P2"><text:span text:style-name="T1">Uniqueness</text:span></text:p>
          </draw:text-box>
        </draw:frame>
        <draw:frame draw:style-name="gr7" draw:text-style-name="P2" draw:layer="layout" svg:width="2.8cm" svg:height="0.721cm" svg:x="14.3cm" svg:y="7.879cm">
          <draw:text-box>
            <text:p text:style-name="P2"><text:span text:style-name="T1">Vocabulary</text:span></text:p>
          </draw:text-box>
        </draw:frame>
        <draw:frame draw:style-name="gr7" draw:text-style-name="P2" draw:layer="layout" svg:width="2.8cm" svg:height="0.721cm" svg:x="11cm" svg:y="5cm">
          <draw:text-box>
            <text:p text:style-name="P2"><text:span text:style-name="T1">Referential</text:span></text:p>
          </draw:text-box>
        </draw:frame>
        <draw:frame draw:style-name="gr7" draw:text-style-name="P2" draw:layer="layout" svg:width="2.8cm" svg:height="0.721cm" svg:x="14.3cm" svg:y="5cm">
          <draw:text-box>
            <text:p text:style-name="P2"><text:span text:style-name="T1">Value</text:span></text:p>
          </draw:text-box>
        </draw:frame>
        <draw:frame draw:style-name="gr1" draw:text-style-name="P1" draw:layer="layout" svg:width="17.3cm" svg:height="3.343cm" svg:x="3.4cm" svg:y="10.657cm">
          <draw:image xlink:href="../../../../../../../Applications/LibreOffice.app/Contents/MacOS/../share/gallery/arrows/A12-Arrow-LightBlue-Right.png" xlink:type="simple" xlink:show="embed" xlink:actuate="onLoad">
            <text:p/>
          </draw:image>
        </draw:frame>
        <draw:frame draw:style-name="gr2" draw:text-style-name="P2" draw:layer="layout" svg:width="4.054cm" svg:height="0.721cm" svg:x="8.946cm" svg:y="11.9cm">
          <draw:text-box>
            <text:p text:style-name="P2"><text:span text:style-name="T1">ResultAccumulator</text:span></text:p>
          </draw:text-box>
        </draw:frame>
        <draw:frame draw:style-name="gr8" draw:text-style-name="P2" draw:layer="layout" svg:width="2.7cm" svg:height="0.721cm" svg:x="17.6cm" svg:y="4.879cm">
          <draw:text-box>
            <text:p text:style-name="P2"><text:span text:style-name="T1">Post Iterate</text:span></text:p>
          </draw:text-box>
        </draw:frame>
        <draw:frame draw:style-name="gr9" draw:text-style-name="P2" draw:layer="layout" svg:width="1.7cm" svg:height="0.721cm" svg:x="5.7cm" svg:y="8.579cm">
          <draw:text-box>
            <text:p text:style-name="P2"><text:span text:style-name="T1">none</text:span></text:p>
          </draw:text-box>
        </draw:frame>
        <draw:frame draw:style-name="gr7" draw:layer="layout" svg:width="1.6cm" svg:height="0.962cm" svg:x="7.4cm" svg:y="5cm">
          <draw:text-box>
            <text:p>eml</text:p>
          </draw:text-box>
        </draw:frame>
        <draw:frame draw:style-name="gr10" draw:layer="layout" svg:width="1.1cm" svg:height="0.962cm" svg:x="18.3cm" svg:y="7.738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CA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7T13:44:11.846936000</meta:creation-date>
    <dc:date>2014-04-07T14:36:13.770409000</dc:date>
    <meta:editing-duration>PT36M30S</meta:editing-duration>
    <meta:editing-cycles>2</meta:editing-cycles>
    <meta:generator>LibreOffice/4.1.0.4$MacOSX_x86 LibreOffice_project/89ea49ddacd9aa532507cbf852f2bb22b1ace28</meta:generator>
    <meta:document-statistic meta:object-count="24"/>
  </office:meta>
</office:document-meta>
</file>